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ase64.decode( String b64str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ase64.encodeAsString( String plai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e64.encode( String plaintex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Base64.decodeAsString( String b64string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